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571fe" officeooo:paragraph-rsid="001571fe"/>
    </style:style>
    <style:style style:name="P2" style:family="paragraph" style:parent-style-name="Standard">
      <style:text-properties officeooo:rsid="0016f8c1" officeooo:paragraph-rsid="0016f8c1"/>
    </style:style>
    <style:style style:name="P3" style:family="paragraph" style:parent-style-name="Standard">
      <style:text-properties officeooo:rsid="00171427" officeooo:paragraph-rsid="00171427"/>
    </style:style>
    <style:style style:name="P4" style:family="paragraph" style:parent-style-name="Standard">
      <style:text-properties officeooo:rsid="00185fc0" officeooo:paragraph-rsid="00185fc0"/>
    </style:style>
    <style:style style:name="P5" style:family="paragraph" style:parent-style-name="Standard">
      <style:text-properties officeooo:rsid="0018cd3f" officeooo:paragraph-rsid="0018cd3f"/>
    </style:style>
    <style:style style:name="P6" style:family="paragraph" style:parent-style-name="Standard">
      <style:text-properties officeooo:rsid="001abe7c" officeooo:paragraph-rsid="001abe7c"/>
    </style:style>
    <style:style style:name="P7" style:family="paragraph" style:parent-style-name="Standard">
      <style:text-properties officeooo:rsid="001f15e2" officeooo:paragraph-rsid="001f15e2"/>
    </style:style>
    <style:style style:name="P8" style:family="paragraph" style:parent-style-name="Standard">
      <style:text-properties officeooo:rsid="0021a7bb" officeooo:paragraph-rsid="0021a7bb"/>
    </style:style>
    <style:style style:name="P9" style:family="paragraph" style:parent-style-name="Standard">
      <style:text-properties officeooo:rsid="00227d63" officeooo:paragraph-rsid="00227d63"/>
    </style:style>
    <style:style style:name="P10" style:family="paragraph" style:parent-style-name="Standard">
      <style:text-properties officeooo:rsid="00245e24" officeooo:paragraph-rsid="00245e24"/>
    </style:style>
    <style:style style:name="P11" style:family="paragraph" style:parent-style-name="Standard">
      <style:text-properties officeooo:rsid="0025274a" officeooo:paragraph-rsid="0025274a"/>
    </style:style>
    <style:style style:name="P12" style:family="paragraph" style:parent-style-name="Standard">
      <style:text-properties officeooo:rsid="002630ee" officeooo:paragraph-rsid="002630ee"/>
    </style:style>
    <style:style style:name="P13" style:family="paragraph" style:parent-style-name="Standard">
      <style:text-properties officeooo:rsid="0027bdae" officeooo:paragraph-rsid="0027bdae"/>
    </style:style>
    <style:style style:name="P14" style:family="paragraph" style:parent-style-name="Standard">
      <style:text-properties officeooo:rsid="0029c74b" officeooo:paragraph-rsid="0029c74b"/>
    </style:style>
    <style:style style:name="P15" style:family="paragraph" style:parent-style-name="Standard">
      <style:text-properties officeooo:rsid="002d34b1" officeooo:paragraph-rsid="002d34b1"/>
    </style:style>
    <style:style style:name="P16" style:family="paragraph" style:parent-style-name="Standard">
      <style:text-properties officeooo:rsid="002dd469" officeooo:paragraph-rsid="002dd469"/>
    </style:style>
    <style:style style:name="P17" style:family="paragraph" style:parent-style-name="Standard">
      <style:text-properties officeooo:rsid="002fd5f6" officeooo:paragraph-rsid="002fd5f6"/>
    </style:style>
    <style:style style:name="P18" style:family="paragraph" style:parent-style-name="Standard">
      <style:text-properties officeooo:rsid="00303efc" officeooo:paragraph-rsid="00303efc"/>
    </style:style>
    <style:style style:name="P19" style:family="paragraph" style:parent-style-name="Standard">
      <style:text-properties officeooo:rsid="0030d5ec" officeooo:paragraph-rsid="0030d5ec"/>
    </style:style>
    <style:style style:name="P20" style:family="paragraph" style:parent-style-name="Standard">
      <style:text-properties officeooo:rsid="00324283" officeooo:paragraph-rsid="00324283"/>
    </style:style>
    <style:style style:name="P21" style:family="paragraph" style:parent-style-name="Standard">
      <style:text-properties officeooo:rsid="0033aa0e" officeooo:paragraph-rsid="0033aa0e"/>
    </style:style>
    <style:style style:name="P22" style:family="paragraph" style:parent-style-name="Standard">
      <style:text-properties officeooo:rsid="00356474" officeooo:paragraph-rsid="00356474"/>
    </style:style>
    <style:style style:name="P23" style:family="paragraph" style:parent-style-name="Standard">
      <style:text-properties officeooo:rsid="0036d992" officeooo:paragraph-rsid="0036d992"/>
    </style:style>
    <style:style style:name="P24" style:family="paragraph" style:parent-style-name="Standard">
      <style:text-properties officeooo:rsid="00398def" officeooo:paragraph-rsid="00398def"/>
    </style:style>
    <style:style style:name="P25" style:family="paragraph" style:parent-style-name="Standard">
      <style:text-properties officeooo:rsid="003b238c" officeooo:paragraph-rsid="003b238c"/>
    </style:style>
    <style:style style:name="P26" style:family="paragraph" style:parent-style-name="Standard">
      <style:text-properties officeooo:rsid="003b864f" officeooo:paragraph-rsid="003b864f"/>
    </style:style>
    <style:style style:name="P27" style:family="paragraph" style:parent-style-name="Standard">
      <style:text-properties officeooo:rsid="003c0b4c" officeooo:paragraph-rsid="003c0b4c"/>
    </style:style>
    <style:style style:name="P28" style:family="paragraph" style:parent-style-name="Standard">
      <style:text-properties officeooo:rsid="003ce655" officeooo:paragraph-rsid="003ce655"/>
    </style:style>
    <style:style style:name="P29" style:family="paragraph" style:parent-style-name="Standard">
      <style:text-properties officeooo:rsid="003db177" officeooo:paragraph-rsid="003db177"/>
    </style:style>
    <style:style style:name="T1" style:family="text">
      <style:text-properties officeooo:rsid="0018d2c3"/>
    </style:style>
    <style:style style:name="T2" style:family="text">
      <style:text-properties officeooo:rsid="001bc615"/>
    </style:style>
    <style:style style:name="T3" style:family="text">
      <style:text-properties officeooo:rsid="001daab3"/>
    </style:style>
    <style:style style:name="T4" style:family="text">
      <style:text-properties officeooo:rsid="0020bd97"/>
    </style:style>
    <style:style style:name="T5" style:family="text">
      <style:text-properties officeooo:rsid="0025274a"/>
    </style:style>
    <style:style style:name="T6" style:family="text">
      <style:text-properties officeooo:rsid="0028fb5e"/>
    </style:style>
    <style:style style:name="T7" style:family="text">
      <style:text-properties officeooo:rsid="0029747b"/>
    </style:style>
    <style:style style:name="T8" style:family="text">
      <style:text-properties officeooo:rsid="002b554e"/>
    </style:style>
    <style:style style:name="T9" style:family="text">
      <style:text-properties officeooo:rsid="002d895c"/>
    </style:style>
    <style:style style:name="T10" style:family="text">
      <style:text-properties officeooo:rsid="002ee6af"/>
    </style:style>
    <style:style style:name="T11" style:family="text">
      <style:text-properties officeooo:rsid="002feecc"/>
    </style:style>
    <style:style style:name="T12" style:family="text">
      <style:text-properties officeooo:rsid="00364ed1"/>
    </style:style>
    <style:style style:name="T13" style:family="text">
      <style:text-properties officeooo:rsid="0037a139"/>
    </style:style>
    <style:style style:name="T14" style:family="text">
      <style:text-properties officeooo:rsid="003ad2b7"/>
    </style:style>
    <style:style style:name="T15" style:family="text">
      <style:text-properties officeooo:rsid="003c50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t, human organ, meat stays in the gut longer than vegetable matters. Your gut is the main control system for your entire body.</text:p>
      <text:p text:style-name="P1">Nobel Prize. No one wins Nobel Prize in domestic so far.</text:p>
      <text:p text:style-name="P2">Let’s play hide and seek game. Let’s hide and seek game.</text:p>
      <text:p text:style-name="P3">The gang leader, the gang leader was killed.</text:p>
      <text:p text:style-name="P4">Elevator, life, escalator, we don’t want to escalate the war. Difference between elevator and escalator.</text:p>
      <text:p text:style-name="P5">What does your father do for a living? My father is an infertility specialist. He helps women get pregnant. Total fertility rate. <text:span text:style-name="T1">A nursery school, a preschool. </text:span></text:p>
      <text:p text:style-name="P6">On plane, all snacks and drinks are compl<text:span text:style-name="T2">i</text:span>mentary. <text:span text:style-name="T3">Complementary MOFET array, The power of complementary colors.</text:span></text:p>
      <text:p text:style-name="P7">Impulse buying is the first reason why you regret your credit card bill. <text:span text:style-name="T4">Impulse buying, impulse shopping. </text:span></text:p>
      <text:p text:style-name="P8">Patience is a virtue. Patience is a virtue.</text:p>
      <text:p text:style-name="P8">Nearsightedness is not an illness, but a $1000 billion business. </text:p>
      <text:p text:style-name="P9">I’m capable of programming. I’m capable of writing dissertation. You are more capable than you think. </text:p>
      <text:p text:style-name="P10">Skyscrapers in Yantai city, Skyscrapers in New York. High-rise buildings. <text:span text:style-name="T5">Modern Skyscrapers around the world.</text:span></text:p>
      <text:p text:style-name="P11">The Curse of 35 in China, what is the curse of 35 in China, What is the curse of 35 age discrimination in China? </text:p>
      <text:p text:style-name="P12">An ordinary morning on Tokyo Subway. </text:p>
      <text:p text:style-name="P13">Windmill, <text:span text:style-name="T6">Why is China installing windmills so fast? </text:span><text:span text:style-name="T7">Windmills landmark, harnessing the wind, the role of windmills, a renewable energy source. </text:span></text:p>
      <text:p text:style-name="P14">How to wash your hands properly? <text:span text:style-name="T8">Correct sitting posture, how to sit properly at a desk? </text:span></text:p>
      <text:p text:style-name="P15">Could you take a selfie <text:span text:style-name="T9">of</text:span> me? During the flood, the most important thing is to take a selfie. He posted a series of close up selfies on his Instagram last night. </text:p>
      <text:p text:style-name="P16">A communist regime, A communist regime. <text:s/><text:span text:style-name="T10">A communist regime. </text:span></text:p>
      <text:p text:style-name="P17">A deep pain in my heart. <text:span text:style-name="T11">When animals lost freedom, they feel deep pain and forget hunger. </text:span></text:p>
      <text:p text:style-name="P18">Equal pay for equal work. Equal pay for equal work. Equal pay for equal work.</text:p>
      <text:p text:style-name="P19">Consul, consul, The German Consul, Consulate, consulate, China consulate in Philippines, China consulate in Philippines.</text:p>
      <text:p text:style-name="P20">Abolish, abolished, I think bullfighting should be abolished. </text:p>
      <text:p text:style-name="P21">Airport lounge room, railway station lounge area.</text:p>
      <text:p text:style-name="P22">I bet you can’t eat all the food on the table. <text:span text:style-name="T12">You won the bet. I bet you 25$ that I can get there before you. </text:span></text:p>
      <text:p text:style-name="P23">The company didn’t prosecute because of her age. He was prosecuted for fraud. Shoplifter will be prosecuted. <text:s/>Prosecute, <text:span text:style-name="T13">prosecuted, </text:span>prosecution .</text:p>
      <text:p text:style-name="P24">Gunshot wound, the cause of death is <text:span text:style-name="T14">the</text:span> gunshot wound on the head. <text:span text:style-name="T14">The cause of death is the gunshot wound on the head. </text:span></text:p>
      <text:p text:style-name="P25">Preconception, I suggest you visit China, it reverses my preconception. </text:p>
      <text:p text:style-name="P26">Napkin, tissue, toilet paper, wet wipes. Napkin, tissue, toilet paper, wet wipes. </text:p>
      <text:p text:style-name="P27">Dowry and money. Dowry and money. Bride and groom, can a bride <text:span text:style-name="T15">decide</text:span> what a groom wears? </text:p>
      <text:p text:style-name="P28">Cambodia, Cambodia, Cambodia is a Southeast Asia Country. </text:p>
      <text:p text:style-name="P29">Ketchup and mustard, Do you want some ketchup with your burger? Do you want some ketchup with your burger? Mustard, mustard. </text:p>
      <text:p text:style-name="P29"/>
      <text:p text:style-name="P27"/>
      <text:p text:style-name="P24"/>
      <text:p text:style-name="P23"/>
      <text:p text:style-name="P23"/>
      <text:p text:style-name="P20"/>
      <text:p text:style-name="P16"><text:soft-page-break/></text:p>
      <text:p text:style-name="P7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8:56:42.366522901</meta:creation-date>
    <dc:date>2025-05-16T19:18:20.960540503</dc:date>
    <meta:editing-duration>PT21M15S</meta:editing-duration>
    <meta:editing-cycles>44</meta:editing-cycles>
    <meta:generator>LibreOffice/24.8.6.2$Linux_X86_64 LibreOffice_project/480$Build-2</meta:generator>
    <meta:document-statistic meta:table-count="0" meta:image-count="0" meta:object-count="0" meta:page-count="2" meta:paragraph-count="31" meta:word-count="486" meta:character-count="2899" meta:non-whitespace-character-count="2423"/>
  </office:meta>
</office:document-meta>
</file>